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fo:color="#2e74b5"/>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style:text-position="super"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top="24.00pt"/>
    </style:style>
    <style:style style:name="P2" style:family="paragraph">
      <style:paragraph-properties fo:line-height="100.00%" fo:text-align="center"/>
    </style:style>
    <style:style style:name="P3" style:family="paragraph">
      <style:paragraph-properties fo:line-height="150.00%" fo:text-align="justify" fo:margin-top="12.00pt"/>
    </style:style>
    <style:style style:name="P4" style:family="paragraph">
      <style:paragraph-properties fo:line-height="150.00%" fo:text-align="justify"/>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50.00%" fo:text-align="justify" fo:margin-left="-18.00pt" fo:text-indent="18.00pt"/>
    </style:style>
  </office:automatic-styles>
  <office:body>
    <office:text>
      <text:p text:style-name="P1"><text:span text:style-name="T1">PROFESSOR IYA ABUBAKAR COMMUNITY RESOURCE CENTRE (CRC)</text:span></text:p>
      <text:p text:style-name="P2"><text:span text:style-name="T2">WEB DESIGN PROJECT QUESTION</text:span></text:p>
      <text:p text:style-name="P2"><text:span text:style-name="T2">JUNE, 2018</text:span></text:p>
      <text:p text:style-name="P3"><text:span text:style-name="T3">Codifiable IT Solutions<text:s/></text:span><text:span text:style-name="T4">(CITS) is a newly inaugurated company based in Bauchi. The company wants to focus on software development (web, mobile &amp; desktop) and supplies of hardware and software products. Being new in such businesses, the company wants to compete vigorously with existing competitors such as Savanna ITS, Galaxy, InterLinks, Flexisaf, etc. on one hand and Google, Microsoft, Facebook, Apple, etc. on the other hand. Therefore, a decision was reached at the top management meeting to have a global presence with the aim of targeting the local market. The most effective way identified is to have a powerful, visually attractive website, built using modern design techniques.</text:span></text:p>
      <text:p text:style-name="P4"><text:span text:style-name="T5">Requirements</text:span></text:p>
      <text:list text:style-name="L5">
        <text:list-item>
          <text:p text:style-name="P5"><text:span text:style-name="T6">Design a website for CITS based on the requirements mentioned above. </text:span></text:p>
        </text:list-item>
        <text:list-item>
          <text:p text:style-name="P5"><text:span text:style-name="T6">Create a GitHub repository for your project for monitoring would be done based on the number of commits per period.</text:span></text:p>
        </text:list-item>
        <text:list-item>
          <text:p text:style-name="P5"><text:span text:style-name="T6">You must publish your repository as website on GitHub and forward the site address with your full name to the following email address:<text:s/></text:span><text:a xlink:href="mailto:himamman@gmail.com"><text:span text:style-name="T8">himamman@gmail.com</text:span></text:a><text:span text:style-name="T9"><text:s/>on or before 26</text:span><text:span text:style-name="T10">th</text:span><text:span text:style-name="T11"><text:s/>June, 2018.</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